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draw:stroke-dash="Fine_20_Dashed"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false" fo:min-height="1.58cm" fo:min-width="0.879cm" fo:padding-top="0.175cm" fo:padding-bottom="0.175cm" fo:padding-left="0.3cm" fo:padding-right="0.3cm"/>
    </style:style>
    <style:style style:name="gr4" style:family="graphic" style:parent-style-name="standard">
      <style:graphic-properties draw:stroke="none" draw:stroke-dash="Fine_20_Dashed" svg:stroke-width="0.1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Fine_20_Dashe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false" fo:min-height="1.58cm" fo:min-width="1.336cm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false" fo:min-height="1.58cm" fo:min-width="0.709cm" fo:padding-top="0.175cm" fo:padding-bottom="0.175cm" fo:padding-left="0.3cm" fo:padding-right="0.3cm"/>
    </style:style>
    <style:style style:name="gr8" style:family="graphic" style:parent-style-name="objectwithoutfill">
      <style:graphic-properties draw:stroke="solid" draw:stroke-dash="Fine_20_Dashe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Fine_20_Dashed" svg:stroke-width="0.1cm" draw:marker-start="Arrow" draw:marker-start-width="0.6cm" draw:marker-end="Arrow" draw:marker-end-width="0.6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false" fo:min-height="0.65cm" fo:min-width="1.336cm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false" fo:min-height="1.65cm" fo:min-width="1.336cm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Fine_20_Dashed" svg:stroke-width="0.07cm" draw:marker-start-width="0.26cm" draw:marker-end-width="0.26cm" draw:fill="none" draw:fill-color="#ffffff" draw:textarea-horizontal-align="center" draw:textarea-vertical-align="middle" fo:padding-top="0.16cm" fo:padding-bottom="0.16cm" fo:padding-left="0.285cm" fo:padding-right="0.285cm"/>
    </style:style>
    <style:style style:name="gr14" style:family="graphic" style:parent-style-name="objectwithoutfill">
      <style:graphic-properties draw:stroke="solid" draw:stroke-dash="Fine_20_Dashed" svg:stroke-width="0.08cm" draw:marker-start="Arrowhead_20_1" draw:marker-start-width="0.57cm" draw:marker-end="Arrowhead_20_1" draw:marker-end-width="0.57cm" draw:fill="none" draw:fill-color="#ffffff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Fine_20_Dashed" svg:stroke-width="0.1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" svg:stroke-width="0.1cm" svg:stroke-color="#dc2300" draw:fill="none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draw:stroke-dash="Fine_20_Dashed" svg:stroke-width="0.1cm" svg:stroke-color="#dc2300" draw:marker-end="Arrow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stroke-dash="Fine_20_Dashed" svg:stroke-width="0.1cm" svg:stroke-color="#dc2300" draw:fill="none" draw:fill-color="#ffffff" draw:textarea-horizontal-align="left" draw:auto-grow-height="true" draw:auto-grow-width="false" fo:min-height="1.58cm" fo:min-width="0.879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FreeMono" style:font-style-name="Standard" style:font-family-generic="modern" style:font-pitch="fixed" fo:font-size="40pt" fo:font-weight="bold"/>
    </style:style>
    <style:style style:name="P2" style:family="paragraph">
      <style:text-properties fo:font-family="FreeMono" style:font-style-name="Standard" style:font-family-generic="modern" style:font-pitch="fixed" fo:font-size="40pt" fo:font-weight="bold" style:font-size-asian="32pt" style:font-size-complex="32pt"/>
    </style:style>
    <style:style style:name="P3" style:family="paragraph">
      <style:paragraph-properties fo:text-align="center"/>
      <style:text-properties fo:font-size="26pt"/>
    </style:style>
    <style:style style:name="P4" style:family="paragraph">
      <style:text-properties fo:font-family="FreeMono" style:font-style-name="Standard" style:font-family-generic="modern" style:font-pitch="fixed" fo:font-size="26pt" fo:font-weight="bold" style:font-size-asian="32pt" style:font-size-complex="32pt"/>
    </style:style>
    <style:style style:name="P5" style:family="paragraph">
      <style:text-properties fo:font-family="FreeMono" style:font-style-name="Standard" style:font-family-generic="modern" style:font-pitch="fixed" fo:font-size="26pt" fo:font-weight="bold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text-properties fo:color="#dc2300" fo:font-family="FreeSans" style:font-family-generic="swiss" style:font-pitch="variable" fo:font-size="40pt" fo:font-weight="bold" style:font-size-asian="32pt" style:font-size-complex="32pt"/>
    </style:style>
    <style:style style:name="T1" style:family="text">
      <style:text-properties style:font-size-asian="32pt" style:font-size-complex="32pt"/>
    </style:style>
    <style:style style:name="T2" style:family="text">
      <style:text-properties style:text-position="super 58%" fo:font-family="FreeMono" style:font-style-name="Standard" style:font-family-generic="modern" style:font-pitch="fixed" style:font-family-asian="FreeMono" style:font-style-name-asian="Standard" style:font-family-generic-asian="modern" style:font-pitch-asian="fixed" style:font-size-asian="32pt" style:font-family-complex="FreeMono" style:font-style-name-complex="Standard" style:font-family-generic-complex="modern" style:font-pitch-complex="fixed" style:font-size-complex="32pt"/>
    </style:style>
    <style:style style:name="T3" style:family="text">
      <style:text-properties style:font-size-asian="26pt" style:font-size-complex="26pt"/>
    </style:style>
    <style:style style:name="T4" style:family="text">
      <style:text-properties fo:color="#dc2300" fo:font-family="FreeSans" style:font-family-generic="swiss" style:font-pitch="variable" style:font-family-asian="FreeMono" style:font-style-name-asian="Standard" style:font-family-generic-asian="modern" style:font-pitch-asian="fixed" style:font-size-asian="32pt" style:font-family-complex="FreeMono" style:font-style-name-complex="Standard" style:font-family-generic-complex="modern" style:font-pitch-complex="fixed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6cm" svg:height="16cm" svg:x="3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5cm" svg:y1="10.5cm" svg:x2="14.5cm" svg:y2="5.5cm">
          <text:p/>
        </draw:line>
        <draw:polyline draw:style-name="gr2" draw:text-style-name="P1" draw:layer="layout" svg:width="4.999cm" svg:height="2.999cm" draw:transform="rotate (1.5707963267949) translate (11.5cm 10.5cm)" svg:viewBox="0 0 5000 3000" draw:points="0,0 5000,0 5000,3000">
          <text:p/>
        </draw:polyline>
        <draw:frame draw:style-name="gr3" draw:text-style-name="P2" draw:layer="layout" svg:width="0.979cm" svg:height="1.93cm" svg:x="16cm" svg:y="10.57cm">
          <draw:text-box>
            <text:p text:style-name="P2"><text:span text:style-name="T1">r</text:span></text:p>
          </draw:text-box>
        </draw:frame>
        <draw:custom-shape draw:style-name="gr4" draw:text-style-name="P1" draw:layer="layout" svg:width="1cm" svg:height="1cm" svg:x="1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5cm" svg:y1="10.5cm" svg:x2="19.5cm" svg:y2="10.5cm">
          <text:p/>
        </draw:line>
        <draw:custom-shape draw:style-name="gr5" draw:text-style-name="P1" draw:layer="layout" svg:width="1cm" svg:height="1cm" svg:x="1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3cm" svg:height="1.93cm" svg:x="11.7cm" svg:y="3.883cm">
          <draw:text-box>
            <text:p text:style-name="P2"><text:span text:style-name="T1">dx</text:span></text:p>
          </draw:text-box>
        </draw:frame>
        <draw:frame draw:style-name="gr6" draw:text-style-name="P2" draw:layer="layout" svg:width="2.3cm" svg:height="1.93cm" svg:x="9.2cm" svg:y="6.57cm">
          <draw:text-box>
            <text:p text:style-name="P2"><text:span text:style-name="T1">dy</text:span></text:p>
          </draw:text-box>
        </draw:frame>
        <draw:frame draw:style-name="gr7" draw:text-style-name="P2" draw:layer="layout" svg:width="1.309cm" svg:height="1.93cm" svg:x="13cm" svg:y="7.07cm">
          <draw:text-box>
            <text:p text:style-name="P2"><text:span text:style-name="T1">d</text:span></text:p>
          </draw:text-box>
        </draw:frame>
      </draw:page>
      <draw:page draw:name="page2" draw:style-name="dp1" draw:master-page-name="Standard">
        <draw:polygon draw:style-name="gr8" draw:text-style-name="P3" draw:layer="layout" svg:width="11.538cm" svg:height="6.73cm" draw:transform="rotate (-0.278380015693096) translate (6.00016075857566cm 5.79943751610093cm)" svg:viewBox="0 0 11539 6731" draw:points="0,1 7280,0 11539,3983 1924,6731">
          <text:p/>
        </draw:polygon>
        <draw:polyline draw:style-name="gr9" draw:text-style-name="P3" draw:layer="layout" svg:width="10.999cm" svg:height="11.499cm" draw:transform="rotate (-1.5707963267949) translate (17.5cm 1.79999999999999cm)" svg:viewBox="0 0 11000 11500" draw:points="0,11500 11000,11500 11000,0">
          <text:p/>
        </draw:polyline>
        <draw:polyline draw:style-name="gr10" draw:text-style-name="P3" draw:layer="layout" svg:width="9.999cm" svg:height="6.999cm" svg:x="6cm" svg:y="5.8cm" svg:viewBox="0 0 10000 7000" draw:points="0,0 10000,0 10000,7000">
          <text:p/>
        </draw:polyline>
        <draw:line draw:style-name="gr10" draw:text-style-name="P3" draw:layer="layout" svg:x1="6cm" svg:y1="12.8cm" svg:x2="16cm" svg:y2="5.8cm">
          <text:p/>
        </draw:line>
        <draw:custom-shape draw:style-name="gr5" draw:text-style-name="P3" draw:layer="layout" svg:width="0.5cm" svg:height="0.5cm" svg:x="12.784cm" svg:y="7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5cm" svg:height="1.93cm" svg:x="15.5cm" svg:y="13.3cm">
          <draw:text-box>
            <text:p text:style-name="P4"><text:span text:style-name="T1">1</text:span></text:p>
          </draw:text-box>
        </draw:frame>
        <draw:frame draw:style-name="gr6" draw:text-style-name="P4" draw:layer="layout" svg:width="1.5cm" svg:height="1.93cm" svg:x="4.5cm" svg:y="2.8cm">
          <draw:text-box>
            <text:p text:style-name="P4"><text:span text:style-name="T1">1</text:span></text:p>
          </draw:text-box>
        </draw:frame>
        <draw:line draw:style-name="gr2" draw:text-style-name="P3" draw:layer="layout" svg:x1="13cm" svg:y1="12.8cm" svg:x2="13cm" svg:y2="7.8cm">
          <text:p/>
        </draw:line>
        <draw:frame draw:style-name="gr11" draw:text-style-name="P4" draw:layer="layout" svg:width="1.5cm" svg:height="1.345cm" svg:x="18cm" svg:y="11.455cm">
          <draw:text-box>
            <text:p text:style-name="P4"><text:span text:style-name="T1">d</text:span><text:span text:style-name="T2">2</text:span></text:p>
          </draw:text-box>
        </draw:frame>
        <draw:frame draw:style-name="gr12" draw:text-style-name="P4" draw:layer="layout" svg:width="2.5cm" svg:height="2cm" svg:x="18cm" svg:y="12.8cm">
          <draw:text-box>
            <text:p text:style-name="P4"><text:span text:style-name="T1">r</text:span><text:span text:style-name="T2">2</text:span></text:p>
          </draw:text-box>
        </draw:frame>
        <draw:line draw:style-name="gr13" draw:text-style-name="P3" draw:layer="layout" svg:x1="18.193cm" svg:y1="12.8cm" svg:x2="19.193cm" svg:y2="12.8cm">
          <text:p/>
        </draw:line>
        <draw:line draw:style-name="gr2" draw:text-style-name="P3" draw:layer="layout" svg:x1="5.5cm" svg:y1="3.3cm" svg:x2="6cm" svg:y2="3.3cm">
          <text:p/>
        </draw:line>
        <draw:line draw:style-name="gr2" draw:text-style-name="P3" draw:layer="layout" svg:x1="5.5cm" svg:y1="3.3cm" svg:x2="6.5cm" svg:y2="3.3cm">
          <text:p/>
        </draw:line>
        <draw:frame draw:style-name="gr11" draw:text-style-name="P5" draw:layer="layout" svg:width="5cm" svg:height="1.27cm" svg:x="1cm" svg:y="5.03cm">
          <draw:text-box>
            <text:p text:style-name="P5"><text:span text:style-name="T3">opacity</text:span></text:p>
          </draw:text-box>
        </draw:frame>
        <draw:line draw:style-name="gr2" draw:text-style-name="P3" draw:layer="layout" svg:x1="5.5cm" svg:y1="5.8cm" svg:x2="6cm" svg:y2="5.8cm">
          <text:p/>
        </draw:line>
        <draw:line draw:style-name="gr2" draw:text-style-name="P3" draw:layer="layout" svg:x1="5.5cm" svg:y1="5.8cm" svg:x2="6cm" svg:y2="5.8cm">
          <text:p/>
        </draw:line>
        <draw:line draw:style-name="gr2" draw:text-style-name="P3" draw:layer="layout" svg:x1="16cm" svg:y1="12.3cm" svg:x2="16cm" svg:y2="13.3cm">
          <text:p/>
        </draw:line>
        <draw:frame draw:style-name="gr11" draw:text-style-name="P5" draw:layer="layout" svg:width="5.5cm" svg:height="1.27cm" svg:x="7cm" svg:y="13.53cm">
          <draw:text-box>
            <text:p text:style-name="P5"><text:span text:style-name="T3">hardness</text:span></text:p>
          </draw:text-box>
        </draw:frame>
        <draw:frame draw:style-name="gr6" draw:text-style-name="P4" draw:layer="layout" svg:width="9cm" svg:height="1.93cm" svg:x="6.437cm" svg:y="1.142cm">
          <draw:text-box>
            <text:p text:style-name="P4"><text:span text:style-name="T1">pixel opacity</text:span></text:p>
          </draw:text-box>
        </draw:frame>
        <draw:line draw:style-name="gr14" draw:text-style-name="P6" draw:layer="layout" svg:x1="6cm" svg:y1="13.3cm" svg:x2="13cm" svg:y2="13.3cm">
          <text:p/>
        </draw:line>
      </draw:page>
      <draw:page draw:name="page3" draw:style-name="dp1" draw:master-page-name="Standard">
        <draw:custom-shape draw:style-name="gr1" draw:text-style-name="P1" draw:layer="layout" svg:width="16cm" svg:height="4cm" draw:transform="rotate (-0.610865238198016) translate (6.094cm 4.2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6cm" svg:height="16cm" svg:x="3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79cm" svg:height="1.93cm" svg:x="14cm" svg:y="11cm">
          <draw:text-box>
            <text:p text:style-name="P2"><text:span text:style-name="T1">r</text:span></text:p>
          </draw:text-box>
        </draw:frame>
        <draw:line draw:style-name="gr2" draw:text-style-name="P1" draw:layer="layout" svg:x1="11.5cm" svg:y1="10.5cm" svg:x2="18.17cm" svg:y2="15.118cm">
          <text:p/>
        </draw:line>
        <draw:polyline draw:style-name="gr16" draw:text-style-name="P1" draw:layer="layout" svg:width="-7.999cm" svg:height="-4.591cm" svg:x="11.5cm" svg:y="10.5cm" svg:viewBox="0 0 -8000 -4592" draw:points="6581,4592 0,0 8000,0">
          <text:p/>
        </draw:polyline>
        <draw:path draw:style-name="gr17" draw:text-style-name="P6" draw:layer="layout" svg:width="1.412cm" svg:height="0.461cm" draw:transform="rotate (1.46241138024605) translate (8.87905287020261cm 10.4868395782722cm)" svg:viewBox="0 0 1413 462" svg:d="m0 122c473-274 1227-53 1413 340">
          <text:p/>
        </draw:path>
        <draw:frame draw:style-name="gr18" draw:text-style-name="P7" draw:layer="layout" svg:width="1.479cm" svg:height="2.184cm" svg:x="7.703cm" svg:y="8.316cm">
          <draw:text-box>
            <text:p text:style-name="P7"><text:span text:style-name="T4">β</text:span></text:p>
          </draw:text-box>
        </draw:frame>
        <draw:custom-shape draw:style-name="gr5" draw:text-style-name="P1" draw:layer="layout" svg:width="1cm" svg:height="1cm" svg:x="1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5cm" svg:y1="10.5cm" svg:x2="12.659cm" svg:y2="8.872cm">
          <text:p/>
        </draw:line>
        <draw:frame draw:style-name="gr3" draw:text-style-name="P2" draw:layer="layout" svg:width="0.979cm" svg:height="1.93cm" svg:x="11cm" svg:y="8.07cm">
          <draw:text-box>
            <text:p text:style-name="P2"><text:span text:style-name="T1">a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" draw:display-name="Arrowhead 1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0-03T17:58:00</meta:creation-date>
    <dc:date>2011-10-08T17:16:13</dc:date>
    <meta:editing-duration>PT9H16M35S</meta:editing-duration>
    <meta:editing-cycles>10</meta:editing-cycles>
    <meta:generator>LibreOffice/3.4$Unix LibreOffice_project/340m1$Build-302</meta:generator>
    <meta:document-statistic meta:object-count="40"/>
  </office:meta>
</office:document-meta>
</file>